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7b8" officeooo:paragraph-rsid="000967b8"/>
    </style:style>
    <style:style style:name="P2" style:family="paragraph" style:parent-style-name="Standard">
      <style:text-properties officeooo:rsid="000b38ea" officeooo:paragraph-rsid="000b38ea"/>
    </style:style>
    <style:style style:name="T1" style:family="text">
      <style:text-properties officeooo:rsid="000ad367"/>
    </style:style>
    <style:style style:name="T2" style:family="text">
      <style:text-properties officeooo:rsid="000b3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have together designed an online catalog for my new company, Meccanismi Marittimi delle Marche (MmdM). <text:span text:style-name="T1">All work is in a directory </text:span><text:span text:style-name="T2">named catalog -<text:line-break/><text:line-break/>/catalog$ tree</text:span></text:p>
      <text:p text:style-name="P1">.</text:p>
      <text:p text:style-name="P1">├── assets</text:p>
      <text:p text:style-name="P1">│   └── catalog_logo.png</text:p>
      <text:p text:style-name="P1">├── catalog_admin.html</text:p>
      <text:p text:style-name="P1">├── catalog.html</text:p>
      <text:p text:style-name="P1">├── catalog.json</text:p>
      <text:p text:style-name="P1">├── docs</text:p>
      <text:p text:style-name="P1">│   └── Grok catalog prompt.odt</text:p>
      <text:p text:style-name="P1">├── git_token</text:p>
      <text:p text:style-name="P1">├── js</text:p>
      <text:p text:style-name="P1">│   ├── animations.js</text:p>
      <text:p text:style-name="P1">│   ├── config.js</text:p>
      <text:p text:style-name="P1">│   ├── data.js</text:p>
      <text:p text:style-name="P1">│   ├── interactions.js</text:p>
      <text:p text:style-name="P1">│   ├── main_admin.js</text:p>
      <text:p text:style-name="P1">│   ├── main.js</text:p>
      <text:p text:style-name="P1">│   └── render.js</text:p>
      <text:p text:style-name="P1">└── README.md</text:p>
      <text:p text:style-name="P1"/>
      <text:p text:style-name="P2">We have a lot of debugging to do. Which files do you want to see first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9T09:05:50.029376818</meta:creation-date>
    <meta:generator>LibreOffice/6.4.7.2$Linux_X86_64 LibreOffice_project/40$Build-2</meta:generator>
    <dc:date>2025-10-09T09:38:32.337179910</dc:date>
    <meta:editing-duration>PT10M36S</meta:editing-duration>
    <meta:editing-cycles>2</meta:editing-cycles>
    <meta:document-statistic meta:table-count="0" meta:image-count="0" meta:object-count="0" meta:page-count="1" meta:paragraph-count="20" meta:word-count="89" meta:character-count="524" meta:non-whitespace-character-count="436"/>
  </office:meta>
</office:document-meta>
</file>